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tc</text:p>
          </table:table-cell>
          <table:table-cell/>
          <table:table-cell office:value-type="string" calcext:value-type="string">
            <text:p>rur</text:p>
          </table:table-cell>
        </table:table-row>
        <table:table-row table:style-name="ro1">
          <table:table-cell office:value-type="float" office:value="0.008734" calcext:value-type="float">
            <text:p>0.008734</text:p>
          </table:table-cell>
          <table:table-cell office:value-type="float" office:value="286101" calcext:value-type="float">
            <text:p>286101</text:p>
          </table:table-cell>
          <table:table-cell table:formula="of:=[.B2]*[.A2]" office:value-type="float" office:value="2498.806134" calcext:value-type="float">
            <text:p>2498.806134</text:p>
          </table:table-cell>
        </table:table-row>
        <table:table-row table:style-name="ro1">
          <table:table-cell table:style-name="ce1" office:value-type="float" office:value="0.00850271" calcext:value-type="float">
            <text:p>0.00850271</text:p>
          </table:table-cell>
          <table:table-cell office:value-type="float" office:value="286101" calcext:value-type="float">
            <text:p>286101</text:p>
          </table:table-cell>
          <table:table-cell table:formula="of:=[.A3]*[.B3]" office:value-type="float" office:value="2432.63383371" calcext:value-type="float">
            <text:p>2432.633833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xmr</text:p>
          </table:table-cell>
          <table:table-cell/>
          <table:table-cell office:value-type="string" calcext:value-type="string">
            <text:p>rur</text:p>
          </table:table-cell>
        </table:table-row>
        <table:table-row table:style-name="ro1">
          <table:table-cell table:style-name="ce2" office:value-type="float" office:value="0.2781849" calcext:value-type="float">
            <text:p>0.278184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35.6" calcext:value-type="float">
            <text:p>35.6</text:p>
          </table:table-cell>
        </table:table-row>
        <table:table-row table:style-name="ro1">
          <table:table-cell table:style-name="ce1" office:value-type="float" office:value="0.00850271" calcext:value-type="float">
            <text:p>0.00850271</text:p>
          </table:table-cell>
          <table:table-cell/>
          <table:table-cell table:formula="of:=[.A11]*[.C10]" office:value-type="float" office:value="0.302696476" calcext:value-type="float">
            <text:p>0.302696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5:57:09.771396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57:24.217538671</meta:creation-date>
    <meta:editing-duration>PT59S</meta:editing-duration>
    <meta:editing-cycles>3</meta:editing-cycles>
    <meta:generator>LibreOffice/4.3.3.2$Linux_x86 LibreOffice_project/430m0$Build-2</meta:generator>
    <dc:date>2017-08-30T15:58:07.575174244</dc:date>
    <meta:document-statistic meta:table-count="1" meta:cell-count="15" meta:object-count="0"/>
  </office:meta>
</office:document-meta>
</file>